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rChainBuilderFilter.setLanguageDescriptor( LanguageDescriptor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Descriptor.getLogicshe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arkupLanguage.AbstractMarkup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Descriptor.setLogicsheet( String logicshe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Descripto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configure( Configuration con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MarkupLanguage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hasAttrInterpo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ChainBuilderFilter.startElement( String namespaceURI , String localName , String qName , Attributes at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ransformerChainBuilderFilter.TransformerChainBuilderFilter( LogicsheetCodeGenerator logicsheetMarkup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createLogicsheet( Configuration configuration , boolean nam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MarkupLanguage.hasTextInterpo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MarkupLanguag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Descriptor.Languag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getPreprocessFilter( String filename , AbstractXMLPipe filter , ProgrammingLanguage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Descriptor.addNamedLogicsheet( String uri , String prefix , String namedLogicshe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addLogicsheetsToGenerator( LogicsheetCodeGenerator codeGenera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MarkupLanguage.generateCode( Source source , String filename , ProgrammingLanguage programming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MarkupLanguag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getTransformerChainBuilder( LogicsheetCodeGenerator logicsheetMarkup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ChainBuilderFilt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formerChainBuilderFilt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arkupLanguage.getLogicshe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addLogicsheetToList( LanguageDescriptor language , String logicsheetLocatio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LanguageDescripto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Descriptor.getNamedLogicsheetBy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